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nNative2Ascii.run( Commandline cmd , ProjectComponent lo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unNative2Ascii.setup( Commandline cmd , Native2Ascii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